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30000012C273284DA5F9D6E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oppins ExtraLight" svg:font-family="'Poppins Extra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9131" officeooo:paragraph-rsid="00099131"/>
    </style:style>
    <style:style style:name="P2" style:family="paragraph" style:parent-style-name="Standard">
      <style:paragraph-properties fo:text-align="end" style:justify-single-word="false"/>
      <style:text-properties fo:font-size="28pt" officeooo:rsid="00099131" officeooo:paragraph-rsid="00099131"/>
    </style:style>
    <style:style style:name="P3" style:family="paragraph" style:parent-style-name="Standard">
      <style:paragraph-properties fo:text-align="end" style:justify-single-word="false"/>
      <style:text-properties style:font-name="Poppins ExtraLight" fo:font-size="36pt" officeooo:rsid="00099131" officeooo:paragraph-rsid="00099131"/>
    </style:style>
    <style:style style:name="P4" style:family="paragraph" style:parent-style-name="Standard">
      <style:paragraph-properties fo:text-align="end" style:justify-single-word="false"/>
      <style:text-properties style:font-name="Poppins ExtraLight" fo:font-size="18pt" officeooo:rsid="00099131" officeooo:paragraph-rsid="00099131"/>
    </style:style>
    <style:style style:name="P5" style:family="paragraph">
      <loext:graphic-properties draw:fill="gradient" draw:fill-color="#aa55a1" draw:fill-gradient-name="gradient" draw:gradient-step-count="0"/>
    </style:style>
    <style:style style:name="T1" style:family="text">
      <style:text-properties fo:color="#ffffff"/>
    </style:style>
    <style:style style:name="fr1" style:family="graphic" style:parent-style-name="Graphics">
      <style:graphic-properties style:run-through="foreground" style:wrap="no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color="#aa55a1" draw:fill-gradient-name="gradient" draw:gradient-step-count="0" draw:textarea-horizontal-align="justify" draw:textarea-vertical-align="middle" draw:auto-grow-height="false" fo:min-height="29.699cm" fo:min-width="8.83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5" svg:width="8.831cm" svg:height="29.699cm" svg:x="-2.044cm" svg:y="-2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/>
      <text:p text:style-name="P3"><text:span text:style-name="T1">Glos</text:span>ario de términos</text:p>
      <text:p text:style-name="P3">informáticos</text:p>
      <text:p text:style-name="P2"/>
      <text:p text:style-name="P2"/>
      <text:p text:style-name="P2"><draw:frame draw:style-name="fr1" draw:name="Image1" text:anchor-type="paragraph" svg:width="14.049cm" svg:height="7.938cm" draw:z-index="1"><draw:image xlink:href="Pictures/10000201000002130000012C273284DA5F9D6EF0.png" xlink:type="simple" xlink:show="embed" xlink:actuate="onLoad" loext:mime-type="image/x-vclgraphic"/></draw:frame></text:p>
      <text:p text:style-name="P2"/>
      <text:p text:style-name="P2"/>
      <text:p text:style-name="P2"/>
      <text:p text:style-name="P4">Javier Mancera Fernández</text:p>
      <text:p text:style-name="P4">1º CFGM SM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oppins ExtraLight" svg:font-family="'Poppins Extra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gradient draw:name="gradient" draw:style="linear" draw:start-color="#8f187c" draw:end-color="#5c356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Mancera </meta:initial-creator>
    <meta:creation-date>2019-02-26T13:20:23.533030969</meta:creation-date>
    <dc:date>2019-02-26T13:38:24.277706243</dc:date>
    <dc:creator>Javier Mancera </dc:creator>
    <meta:editing-duration>PT5M23S</meta:editing-duration>
    <meta:editing-cycles>1</meta:editing-cycles>
    <meta:document-statistic meta:table-count="0" meta:image-count="1" meta:object-count="0" meta:page-count="1" meta:paragraph-count="4" meta:word-count="10" meta:character-count="67" meta:non-whitespace-character-count="61"/>
    <meta:generator>LibreOffice/6.0.6.2$Linux_X86_64 LibreOffice_project/00m0$Build-2</meta:generator>
  </office:meta>
</office:document-meta>
</file>